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65cm" fo:min-width="1.4cm" loext:decorative="false"/>
    </style:style>
    <style:style style:name="gr2" style:family="graphic" style:parent-style-name="Arrow_20_Line" style:list-style-name="L1">
      <style:graphic-properties svg:stroke-color="#000000" draw:textarea-vertical-align="middle" loext:decorative="false"/>
      <style:paragraph-properties style:writing-mode="lr-tb"/>
    </style:style>
    <style:style style:name="gr3" style:family="graphic" style:parent-style-name="Arrow_20_Line" style:list-style-name="L1">
      <style:graphic-properties svg:stroke-color="#000000" draw:textarea-vertical-align="middle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5.25cm" fo:min-width="11.5cm" loext:decorative="false"/>
    </style:style>
    <style:style style:name="gr5" style:family="graphic" style:parent-style-name="Arrow_20_Line" style:list-style-name="L1">
      <style:graphic-properties svg:stroke-color="#000000" draw:textarea-vertical-align="middle" loext:decorative="false"/>
      <style:paragraph-properties style:writing-mode="lr-tb"/>
    </style:style>
    <style:style style:name="gr6" style:family="graphic" style:parent-style-name="Arrow_20_Line" style:list-style-name="L1">
      <style:graphic-properties svg:stroke-color="#000000" draw:textarea-vertical-align="middle" loext:decorative="false"/>
      <style:paragraph-properties style:writing-mode="lr-tb"/>
    </style:style>
    <style:style style:name="gr7" style:family="graphic" style:parent-style-name="Arrow_20_Line" style:list-style-name="L1">
      <style:graphic-properties svg:stroke-color="#000000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7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38cm" loext:decorative="false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.19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9cm" fo:min-width="0.45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8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083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91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.7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2.97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9cm" fo:min-width="1.48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6.54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loext:decorative="false"/>
      <style:paragraph-properties style:writing-mode="lr-tb"/>
    </style:style>
    <style:style style:name="gr21" style:family="graphic" style:parent-style-name="Arrow_20_Line">
      <style:graphic-properties svg:stroke-color="#000000" draw:textarea-vertical-align="middle" loext:decorative="false"/>
      <style:paragraph-properties style:writing-mode="lr-tb"/>
    </style:style>
    <style:style style:name="gr22" style:family="graphic">
      <style:graphic-properties style:writing-mode="lr-tb" loext:decorative="false"/>
    </style:style>
    <style:style style:name="gr23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loext:decorative="false"/>
    </style:style>
    <style:style style:name="gr24" style:family="graphic" style:parent-style-name="standard">
      <style:graphic-properties svg:stroke-width="0.018cm" svg:stroke-color="#000000" draw:marker-start-width="0.227cm" draw:marker-end-width="0.227cm" draw:fill="none" draw:fill-color="#729fcf" loext:fill-use-slide-background="false" draw:textarea-horizontal-align="justify" draw:textarea-vertical-align="middle" draw:auto-grow-height="false" fo:min-height="0.458cm" fo:min-width="0.208cm" fo:padding-top="0.134cm" fo:padding-bottom="0.134cm" fo:padding-left="0.259cm" fo:padding-right="0.259cm" loext:decorative="false"/>
    </style:style>
    <style:style style:name="gr25" style:family="graphic" style:parent-style-name="standard">
      <style:graphic-properties svg:stroke-width="0.018cm" svg:stroke-color="#000000" draw:marker-start-width="0.227cm" draw:marker-end-width="0.227cm" draw:fill="none" draw:fill-color="#729fcf" loext:fill-use-slide-background="false" draw:textarea-horizontal-align="justify" draw:textarea-vertical-align="middle" draw:auto-grow-height="false" fo:min-height="0.44cm" fo:min-width="0.19cm" fo:padding-top="0.134cm" fo:padding-bottom="0.134cm" fo:padding-left="0.259cm" fo:padding-right="0.259cm" loext:decorative="false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Mono" fo:font-size="14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4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4pt" fo:font-weight="bold" style:font-size-asian="16pt" style:font-weight-asian="bold" style:font-size-complex="16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.9cm" svg:height="1.9cm" svg:x="6.35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6.35cm" svg:y="8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8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6.35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1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6.35cm" svg:y="1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1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6.35cm" svg:y="2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20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6.35cm" svg:y="2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11.95cm" svg:y="24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9cm" svg:height="1.9cm" svg:x="9.15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measure draw:style-name="gr2" draw:text-style-name="P3" draw:layer="measurelines" svg:x1="6.4cm" svg:y1="2.4cm" svg:x2="13.8cm" svg:y2="2.4cm">
          <text:p text:style-name="P2"><text:span text:style-name="T1"><text:measure text:kind="gap"/></text:span><text:span text:style-name="T1"><text:measure text:kind="value">74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3" draw:text-style-name="P3" draw:layer="measurelines" svg:x1="16cm" svg:y1="2.5cm" svg:x2="16cm" svg:y2="28cm">
          <text:p text:style-name="P2"><text:span text:style-name="T1"><text:measure text:kind="gap"/></text:span><text:span text:style-name="T1"><text:measure text:kind="value">255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custom-shape draw:style-name="gr4" draw:text-style-name="P1" draw:layer="layout" svg:width="12cm" svg:height="25.5cm" svg:x="4cm" svg:y="2.5cm">
          <text:p/>
          <draw:enhanced-geometry svg:viewBox="0 0 21600 21600" draw:type="rectangle" draw:enhanced-path="M 0 0 L 21600 0 21600 21600 0 21600 0 0 Z N"/>
        </draw:custom-shape>
        <draw:measure draw:style-name="gr5" draw:text-style-name="P3" draw:layer="measurelines" svg:x1="16cm" svg:y1="28cm" svg:x2="4cm" svg:y2="28cm">
          <text:p text:style-name="P2"><text:span text:style-name="T1"><text:measure text:kind="gap"/></text:span><text:span text:style-name="T1"><text:measure text:kind="value">120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6" draw:text-style-name="P3" draw:layer="measurelines" svg:x1="4cm" svg:y1="2.4cm" svg:x2="6.4cm" svg:y2="2.4cm">
          <text:p text:style-name="P2"><text:span text:style-name="T1"><text:measure text:kind="gap"/></text:span><text:span text:style-name="T1"><text:measure text:kind="value">24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measure draw:style-name="gr7" draw:text-style-name="P3" draw:layer="measurelines" svg:x1="13.8cm" svg:y1="2.4cm" svg:x2="16cm" svg:y2="2.4cm">
          <text:p text:style-name="P2"><text:span text:style-name="T1"><text:measure text:kind="gap"/></text:span><text:span text:style-name="T1"><text:measure text:kind="value">22</text:measure></text:span><text:span text:style-name="T1"><text:s/></text:span><text:span text:style-name="T1"><text:measure text:kind="unit">mm</text:measure></text:span><text:span text:style-name="T1"><text:measure text:kind="gap"/></text:span></text:p>
        </draw:measure>
        <draw:frame draw:style-name="gr8" draw:text-style-name="P5" draw:layer="layout" svg:width="2.285cm" svg:height="0.81cm" svg:x="4.171cm" svg:y="5.5cm">
          <draw:text-box>
            <text:p text:style-name="P4"><text:span text:style-name="T2">АВАРИЯ</text:span></text:p>
          </draw:text-box>
        </draw:frame>
        <draw:frame draw:style-name="gr9" draw:text-style-name="P5" draw:layer="layout" svg:width="2.88cm" svg:height="0.81cm" svg:x="8.6cm" svg:y="4.11cm">
          <draw:text-box>
            <text:p text:style-name="P4"><text:span text:style-name="T2">ВНИМАНИЕ</text:span></text:p>
          </draw:text-box>
        </draw:frame>
        <draw:line draw:style-name="gr10" draw:text-style-name="P1" draw:layer="layout" svg:x1="4.3cm" svg:y1="3cm" svg:x2="4.3cm" svg:y2="28cm">
          <text:p/>
        </draw:line>
        <draw:frame draw:style-name="gr11" draw:text-style-name="P5" draw:layer="layout" svg:width="1.691cm" svg:height="1.369cm" svg:x="13.959cm" svg:y="5.2cm">
          <draw:text-box>
            <text:p text:style-name="P4"><text:span text:style-name="T2">АВТО</text:span></text:p>
            <text:p text:style-name="P4"><text:span text:style-name="T2">ЦИКЛ</text:span></text:p>
          </draw:text-box>
        </draw:frame>
        <draw:frame draw:style-name="gr12" draw:text-style-name="P5" draw:layer="layout" svg:width="3.772cm" svg:height="1.369cm" svg:x="8.2cm" svg:y="8.431cm">
          <draw:text-box>
            <text:p text:style-name="P4"><text:span text:style-name="T2">РОЛИКОВЫЙ</text:span></text:p>
            <text:p text:style-name="P4"><text:span text:style-name="T2">ТРАНСПОРТЁР</text:span></text:p>
          </draw:text-box>
        </draw:frame>
        <draw:frame draw:style-name="gr13" draw:text-style-name="P5" draw:layer="layout" svg:width="1.988cm" svg:height="0.81cm" svg:x="4.415cm" svg:y="8.69cm">
          <draw:text-box>
            <text:p text:style-name="P4"><text:span text:style-name="T2">НАЗАД</text:span></text:p>
          </draw:text-box>
        </draw:frame>
        <draw:frame draw:style-name="gr8" draw:text-style-name="P5" draw:layer="layout" svg:width="2.285cm" svg:height="0.81cm" svg:x="13.8cm" svg:y="8.69cm">
          <draw:text-box>
            <text:p text:style-name="P4"><text:span text:style-name="T2">ВПЕРЁД</text:span></text:p>
          </draw:text-box>
        </draw:frame>
        <draw:frame draw:style-name="gr14" draw:text-style-name="P5" draw:layer="layout" svg:width="2.583cm" svg:height="0.81cm" svg:x="8.817cm" svg:y="11.89cm">
          <draw:text-box>
            <text:p text:style-name="P4"><text:span text:style-name="T2">КАРЕТКА</text:span></text:p>
          </draw:text-box>
        </draw:frame>
        <draw:frame draw:style-name="gr13" draw:text-style-name="P5" draw:layer="layout" svg:width="1.988cm" svg:height="0.81cm" svg:x="4.4cm" svg:y="11.89cm">
          <draw:text-box>
            <text:p text:style-name="P4"><text:span text:style-name="T2">НАЗАД</text:span></text:p>
          </draw:text-box>
        </draw:frame>
        <draw:frame draw:style-name="gr8" draw:text-style-name="P5" draw:layer="layout" svg:width="2.285cm" svg:height="0.81cm" svg:x="13.8cm" svg:y="11.89cm">
          <draw:text-box>
            <text:p text:style-name="P4"><text:span text:style-name="T2">ВПЕРЁД</text:span></text:p>
          </draw:text-box>
        </draw:frame>
        <draw:frame draw:style-name="gr15" draw:text-style-name="P5" draw:layer="layout" svg:width="1.691cm" svg:height="0.81cm" svg:x="4.512cm" svg:y="15.2cm">
          <draw:text-box>
            <text:p text:style-name="P4"><text:span text:style-name="T2">СТОП</text:span></text:p>
          </draw:text-box>
        </draw:frame>
        <draw:frame draw:style-name="gr16" draw:text-style-name="P5" draw:layer="layout" svg:width="2.285cm" svg:height="1.369cm" svg:x="13.9cm" svg:y="14.8cm">
          <draw:text-box>
            <text:p text:style-name="P4"><text:span text:style-name="T2">ВКЛ</text:span></text:p>
            <text:p text:style-name="P4"><text:span text:style-name="T2">ШПИНД.</text:span></text:p>
          </draw:text-box>
        </draw:frame>
        <draw:frame draw:style-name="gr17" draw:text-style-name="P5" draw:layer="layout" svg:width="3.474cm" svg:height="1.369cm" svg:x="8.526cm" svg:y="18cm">
          <draw:text-box>
            <text:p text:style-name="P4"><text:span text:style-name="T2">РАССТАВИТЬ</text:span></text:p>
            <text:p text:style-name="P4"><text:span text:style-name="T2">ШПИНДЕЛИ</text:span></text:p>
          </draw:text-box>
        </draw:frame>
        <draw:frame draw:style-name="gr18" draw:text-style-name="P5" draw:layer="layout" svg:width="1.988cm" svg:height="1.369cm" svg:x="4.4cm" svg:y="21.231cm">
          <draw:text-box>
            <text:p text:style-name="P4"><text:span text:style-name="T2">АВТО</text:span></text:p>
            <text:p text:style-name="P4"><text:span text:style-name="T2">РЕЖИМ</text:span></text:p>
          </draw:text-box>
        </draw:frame>
        <draw:frame draw:style-name="gr19" draw:text-style-name="P5" draw:layer="layout" svg:width="7.041cm" svg:height="0.81cm" svg:x="9.2cm" svg:y="20.1cm">
          <draw:text-box>
            <text:p text:style-name="P4"><text:span text:style-name="T2">УПРАВЛЯЮЩЕЕ НАПРЯЖЕНИЕ</text:span></text:p>
          </draw:text-box>
        </draw:frame>
        <draw:frame draw:style-name="gr8" draw:text-style-name="P5" draw:layer="layout" svg:width="2.285cm" svg:height="0.81cm" svg:x="6.2cm" svg:y="26.2cm">
          <draw:text-box>
            <text:p text:style-name="P4"><text:span text:style-name="T2">ПРИЖИМ</text:span></text:p>
          </draw:text-box>
        </draw:frame>
        <draw:frame draw:style-name="gr20" draw:text-style-name="P5" draw:layer="layout" svg:width="3.5cm" svg:height="0.81cm" svg:x="11.2cm" svg:y="26.2cm">
          <draw:text-box>
            <text:p text:style-name="P4"><text:span text:style-name="T2">СТАРТ ЦИКЛ</text:span></text:p>
          </draw:text-box>
        </draw:frame>
        <draw:line draw:style-name="gr10" draw:text-style-name="P1" draw:layer="layout" svg:x1="4cm" svg:y1="7.5cm" svg:x2="16cm" svg:y2="7.5cm">
          <text:p/>
        </draw:line>
        <draw:line draw:style-name="gr10" draw:text-style-name="P1" draw:layer="layout" svg:x1="4cm" svg:y1="10.7cm" svg:x2="16cm" svg:y2="10.7cm">
          <text:p/>
        </draw:line>
        <draw:line draw:style-name="gr10" draw:text-style-name="P1" draw:layer="layout" svg:x1="4cm" svg:y1="13.9cm" svg:x2="16cm" svg:y2="13.9cm">
          <text:p/>
        </draw:line>
        <draw:line draw:style-name="gr10" draw:text-style-name="P1" draw:layer="layout" svg:x1="4cm" svg:y1="17.1cm" svg:x2="16cm" svg:y2="17.1cm">
          <text:p/>
        </draw:line>
        <draw:line draw:style-name="gr10" draw:text-style-name="P1" draw:layer="layout" svg:x1="4cm" svg:y1="23.5cm" svg:x2="16cm" svg:y2="23.5cm">
          <text:p/>
        </draw:line>
        <draw:line draw:style-name="gr10" draw:text-style-name="P1" draw:layer="layout" svg:x1="10.1cm" svg:y1="13.9cm" svg:x2="10.1cm" svg:y2="17.1cm">
          <text:p/>
        </draw:line>
        <draw:line draw:style-name="gr10" draw:text-style-name="P1" draw:layer="layout" svg:x1="10.1cm" svg:y1="23.5cm" svg:x2="10.1cm" svg:y2="28cm">
          <text:p/>
        </draw:line>
        <draw:line draw:style-name="gr10" draw:text-style-name="P6" draw:layer="layout" svg:x1="4cm" svg:y1="3cm" svg:x2="16cm" svg:y2="3cm">
          <text:p/>
        </draw:line>
        <draw:measure draw:style-name="gr21" draw:text-style-name="P7" draw:layer="measurelines" svg:x1="4cm" svg:y1="5cm" svg:x2="4cm" svg:y2="2.5cm">
          <text:p text:style-name="P7"><text:span text:style-name="T3"><text:measure text:kind="gap"/></text:span><text:span text:style-name="T3"><text:measure text:kind="value">25</text:measure></text:span><text:span text:style-name="T3"><text:s/></text:span><text:span text:style-name="T3"><text:measure text:kind="unit">mm</text:measure></text:span><text:span text:style-name="T3"><text:measure text:kind="gap"/></text:span></text:p>
        </draw:measure>
        <draw:g draw:style-name="gr22">
          <draw:line draw:style-name="gr23" draw:text-style-name="P6" draw:layer="layout" svg:x1="2cm" svg:y1="28cm" svg:x2="3cm" svg:y2="28cm">
            <text:p/>
          </draw:line>
          <draw:line draw:style-name="gr23" draw:text-style-name="P6" draw:layer="layout" svg:x1="2.5cm" svg:y1="27.5cm" svg:x2="2.5cm" svg:y2="28.5cm">
            <text:p/>
          </draw:line>
          <draw:custom-shape draw:style-name="gr24" draw:text-style-name="P8" draw:layer="layout" svg:width="1cm" svg:height="1cm" svg:x="2cm" svg:y="2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2">
          <draw:line draw:style-name="gr23" draw:text-style-name="P6" draw:layer="layout" svg:x1="17cm" svg:y1="2.5cm" svg:x2="18cm" svg:y2="2.5cm">
            <text:p/>
          </draw:line>
          <draw:line draw:style-name="gr23" draw:text-style-name="P6" draw:layer="layout" svg:x1="17.5cm" svg:y1="2cm" svg:x2="17.5cm" svg:y2="3cm">
            <text:p/>
          </draw:line>
          <draw:custom-shape draw:style-name="gr25" draw:text-style-name="P8" draw:layer="layout" svg:width="1cm" svg:height="1cm" svg:x="17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9:31:28.755125754</meta:creation-date>
    <dc:date>2024-09-03T23:43:24.140120351</dc:date>
    <meta:editing-duration>PT1H14M30S</meta:editing-duration>
    <meta:editing-cycles>39</meta:editing-cycles>
    <meta:generator>LibreOffice/24.8.0.3$Linux_X86_64 LibreOffice_project/480$Build-3</meta:generator>
    <meta:document-statistic meta:object-count="54"/>
  </office:meta>
</office:document-meta>
</file>